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915e7"/>
    </style:style>
    <style:style style:name="P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aea80"/>
    </style:style>
    <style:style style:name="P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c901c"/>
    </style:style>
    <style:style style:name="P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fb46a"/>
    </style:style>
    <style:style style:name="P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2baa1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3e553"/>
    </style:style>
    <style:style style:name="P12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fb46a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ceb0d2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margin-left="1.251cm" fo:margin-right="0cm" fo:margin-top="0.199cm" fo:margin-bottom="0cm" loext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f269c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margin-left="1.251cm" fo:margin-right="0cm" fo:margin-top="0.199cm" fo:margin-bottom="0cm" loext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e75ad"/>
    </style:style>
    <style:style style:name="P17" style:family="paragraph" style:parent-style-name="Standard">
      <loext:graphic-properties draw:fill="none"/>
      <style:paragraph-properties fo:margin-left="1.251cm" fo:margin-right="0cm" fo:margin-top="0.199cm" fo:margin-bottom="0cm" loext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f269c"/>
    </style:style>
    <style:style style:name="P18" style:family="paragraph" style:parent-style-name="Standard">
      <loext:graphic-properties draw:fill="none"/>
      <style:paragraph-properties fo:margin-left="1.251cm" fo:margin-right="0cm" fo:margin-top="0.199cm" fo:margin-bottom="0cm" loext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e14326"/>
    </style:style>
    <style:style style:name="P1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style:font-name="Tahoma" fo:font-size="7pt" fo:letter-spacing="normal" fo:language="es" fo:country="ES" fo:font-style="normal" fo:font-weight="normal" officeooo:rsid="02d678ef" officeooo:paragraph-rsid="02dc901c" fo:background-color="transparent" style:font-size-asian="7pt" style:font-weight-asian="normal" style:font-size-complex="7pt" style:font-weight-complex="normal"/>
    </style:style>
    <style:style style:name="P2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de75ad"/>
    </style:style>
    <style:style style:name="P2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df269c"/>
    </style:style>
    <style:style style:name="P22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fb46a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14326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2baa1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3e55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background-color="transparent" fo:padding="0.049cm" fo:border="none" style:writing-mode="page"/>
      <style:text-properties fo:color="#000000" style:font-name="Tahoma" fo:font-size="8pt" fo:letter-spacing="-0.016cm" fo:language="es" fo:country="ES" fo:font-weight="normal" officeooo:rsid="02a9ef69" officeooo:paragraph-rsid="02dc901c" fo:background-color="transparent" style:font-size-asian="8pt" style:font-weight-asian="normal" style:font-size-complex="8pt" style:font-weight-complex="normal"/>
    </style:style>
    <style:style style:name="P2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style:font-name="Tahoma" fo:font-size="7pt" fo:letter-spacing="normal" fo:language="es" fo:country="ES" fo:font-style="normal" fo:font-weight="normal" officeooo:rsid="02e14326" officeooo:paragraph-rsid="02e14326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style:font-name="Tahoma" fo:font-size="7pt" fo:letter-spacing="normal" fo:language="es" fo:country="ES" fo:font-style="normal" fo:font-weight="normal" officeooo:rsid="02dfb46a" officeooo:paragraph-rsid="02dfb46a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style:font-name="Tahoma" fo:font-size="7pt" fo:letter-spacing="normal" fo:language="es" fo:country="ES" fo:font-style="normal" fo:font-weight="normal" officeooo:rsid="02de75ad" officeooo:paragraph-rsid="02de75ad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2baa1" officeooo:paragraph-rsid="02e2baa1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2baa1" officeooo:paragraph-rsid="02e2baa1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style:font-name="Tahoma" fo:font-size="7pt" fo:letter-spacing="normal" fo:language="es" fo:country="ES" fo:font-style="normal" fo:font-weight="normal" officeooo:rsid="02d678ef" officeooo:paragraph-rsid="02dadcbd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678ef" officeooo:paragraph-rsid="02daea80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style:font-name="Tahoma" fo:font-size="7pt" fo:letter-spacing="normal" fo:language="es" fo:country="ES" fo:font-style="normal" fo:font-weight="normal" officeooo:rsid="02d678ef" officeooo:paragraph-rsid="02de75ad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style:font-name="Tahoma" fo:font-size="7pt" fo:letter-spacing="normal" fo:language="es" fo:country="ES" fo:font-style="normal" fo:font-weight="normal" officeooo:rsid="02e14326" officeooo:paragraph-rsid="02e14326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3e553" officeooo:paragraph-rsid="02e3e553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3e553" officeooo:paragraph-rsid="02e3e553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3e553" officeooo:paragraph-rsid="02e3e553" fo:background-color="transparent" style:font-size-asian="7pt" style:font-weight-asian="normal" style:font-size-complex="7pt" style:font-weight-complex="normal"/>
    </style:style>
    <style:style style:name="T1" style:family="text">
      <style:text-properties fo:font-variant="small-caps" fo:color="#ffffff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style:text-outline="false" style:font-name="Tahoma" fo:font-size="12pt" fo:language="gl" fo:country="ES" fo:font-weight="bold" officeooo:rsid="02d6af62" style:font-size-asian="12pt" style:font-weight-asian="bold" style:font-size-complex="12pt" style:font-weight-complex="bold"/>
    </style:style>
    <style:style style:name="T4" style:family="text">
      <style:text-properties fo:font-variant="small-caps" fo:color="#ffffff" style:text-outline="false" style:font-name="Tahoma" fo:font-size="12pt" fo:language="gl" fo:country="ES" fo:font-weight="bold" officeooo:rsid="02d8544a" style:font-size-asian="12pt" style:font-weight-asian="bold" style:font-size-complex="12pt" style:font-weight-complex="bold"/>
    </style:style>
    <style:style style:name="T5" style:family="text">
      <style:text-properties fo:color="#323296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000000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style:font-name="Tahoma" fo:font-size="8pt" fo:letter-spacing="-0.016cm" fo:language="es" fo:country="ES" fo:font-weight="normal" officeooo:rsid="02de75ad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style:font-name="Tahoma" fo:font-size="8pt" fo:letter-spacing="-0.016cm" fo:language="es" fo:country="ES" fo:font-weight="normal" officeooo:rsid="02df269c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style:font-name="Tahoma" fo:font-size="8pt" fo:letter-spacing="-0.016cm" fo:language="es" fo:country="ES" fo:font-weight="normal" officeooo:rsid="02dfb46a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style:font-name="Tahoma" fo:font-size="8pt" fo:letter-spacing="-0.016cm" fo:language="es" fo:country="ES" fo:font-weight="normal" officeooo:rsid="02e14326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style:font-name="Tahoma" fo:font-size="8pt" fo:letter-spacing="-0.016cm" fo:language="es" fo:country="ES" fo:font-weight="normal" officeooo:rsid="02e2baa1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style:font-name="Tahoma" fo:font-size="8pt" fo:letter-spacing="-0.016cm" fo:language="es" fo:country="ES" fo:font-weight="normal" officeooo:rsid="02e3e553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font-variant="normal" fo:text-transform="none" fo:color="#24292e" style:font-name="Tahoma" fo:font-size="8pt" fo:letter-spacing="normal" fo:language="es" fo:country="ES" fo:font-style="normal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font-variant="normal" fo:text-transform="none" fo:color="#24292e" style:font-name="Tahoma" fo:font-size="8pt" fo:letter-spacing="normal" fo:language="es" fo:country="ES" fo:font-style="normal" fo:font-weight="normal" officeooo:rsid="02dc901c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letter-spacing="normal" fo:font-style="normal" officeooo:rsid="02daea80"/>
    </style:style>
    <style:style style:name="T21" style:family="text">
      <style:text-properties fo:font-variant="normal" fo:text-transform="none" fo:letter-spacing="normal" fo:font-style="normal" officeooo:rsid="02dbb4f2"/>
    </style:style>
    <style:style style:name="T22" style:family="text">
      <style:text-properties fo:font-variant="normal" fo:text-transform="none" fo:letter-spacing="normal" fo:language="es" fo:country="ES" fo:font-style="normal" fo:font-weight="normal" officeooo:rsid="02d678ef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808080" style:font-name="Tahoma" fo:font-size="7pt" fo:letter-spacing="normal" fo:language="es" fo:country="ES" fo:font-style="normal" fo:font-weight="normal" officeooo:rsid="02d678ef" fo:background-color="transparent" loext:char-shading-value="0" style:font-size-asian="7pt" style:font-weight-asian="normal" style:font-size-complex="7pt" style:font-weight-complex="normal"/>
    </style:style>
    <style:style style:name="T24" style:family="text">
      <style:text-properties fo:font-variant="normal" fo:text-transform="none" fo:color="#808080" style:font-name="Tahoma" fo:font-size="7pt" fo:letter-spacing="normal" fo:language="es" fo:country="ES" fo:font-style="normal" fo:font-weight="normal" officeooo:rsid="02de75ad" fo:background-color="transparent" loext:char-shading-value="0" style:font-size-asian="7pt" style:font-weight-asian="normal" style:font-size-complex="7pt" style:font-weight-complex="normal"/>
    </style:style>
    <style:style style:name="T25" style:family="text">
      <style:text-properties fo:font-variant="normal" fo:text-transform="none" fo:color="#808080" style:font-name="Tahoma" fo:font-size="7pt" fo:letter-spacing="normal" fo:language="es" fo:country="ES" fo:font-style="normal" fo:font-weight="normal" officeooo:rsid="02df269c" fo:background-color="transparent" loext:char-shading-value="0" style:font-size-asian="7pt" style:font-weight-asian="normal" style:font-size-complex="7pt" style:font-weight-complex="normal"/>
    </style:style>
    <style:style style:name="T26" style:family="text">
      <style:text-properties fo:font-variant="normal" fo:text-transform="none" fo:color="#808080" style:font-name="Tahoma" fo:font-size="7pt" fo:letter-spacing="normal" fo:language="es" fo:country="ES" fo:font-style="normal" fo:font-weight="normal" officeooo:rsid="02dfb46a" fo:background-color="transparent" loext:char-shading-value="0" style:font-size-asian="7pt" style:font-weight-asian="normal" style:font-size-complex="7pt" style:font-weight-complex="normal"/>
    </style:style>
    <style:style style:name="T27" style:family="text">
      <style:text-properties fo:font-variant="normal" fo:text-transform="none" fo:color="#808080" style:font-name="Tahoma" fo:font-size="7pt" fo:letter-spacing="normal" fo:language="es" fo:country="ES" fo:font-style="normal" fo:font-weight="normal" officeooo:rsid="02e14326" fo:background-color="transparent" loext:char-shading-value="0" style:font-size-asian="7pt" style:font-weight-asian="normal" style:font-size-complex="7pt" style:font-weight-complex="normal"/>
    </style:style>
    <style:style style:name="T28" style:family="text">
      <style:text-properties officeooo:rsid="02de75ad"/>
    </style:style>
    <style:style style:name="T29" style:family="text">
      <style:text-properties officeooo:rsid="02dfb46a"/>
    </style:style>
    <style:style style:name="T30" style:family="text">
      <style:text-properties officeooo:rsid="02e2ba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1.<text:tab/></text:span><text:span text:style-name="T8">B</text:span><text:span text:style-name="T7">ase de datos </text:span><text:span text:style-name="T9">Tienda Informática (2 tablas)</text:span><text:span text:style-name="T6">.</text:span></text:p>
      <text:p text:style-name="P14">Muestra <text:span text:style-name="T30">los datos de los fabricantes ordenados de forma descendente por su nombre</text:span>.</text:p>
      <text:p text:style-name="P30"/>
      <text:p text:style-name="P10"><text:span text:style-name="T10">Muestra </text:span><text:span text:style-name="T15">los datos de los productos ordenados por su precio de forma ascendente</text:span><text:span text:style-name="T10">.</text:span></text:p>
      <text:p text:style-name="P30"/>
      <text:p text:style-name="P24"/>
      <text:p text:style-name="P3"><text:span text:style-name="T9">2</text:span><text:span text:style-name="T5">.<text:tab/></text:span><text:span text:style-name="T8">B</text:span><text:span text:style-name="T7">ase de datos </text:span><text:span text:style-name="T9">Gestión de Empleados (2 tablas)</text:span><text:span text:style-name="T6">.</text:span></text:p>
      <text:p text:style-name="P5"><text:span text:style-name="T10">Muestra </text:span><text:span text:style-name="T17">el nombre de los departamentos y el valor del presupuesto actual ordenado de forma ascendente</text:span></text:p>
      <text:p text:style-name="P32"/>
      <text:p text:style-name="P6"><text:span text:style-name="T10">Muestra </text:span><text:span text:style-name="T17">el nombre de todos los departamentos ordenados de forma ascendente.</text:span></text:p>
      <text:p text:style-name="P33"><text:span text:style-name="T19"/></text:p>
      <text:p text:style-name="P6"><text:span text:style-name="T10">Muestra </text:span><text:span text:style-name="T17">los apellidos y el nombre de todos los empleados, ordenados de forma alfabética tendiendo en cuenta en primer lugar sus apellidos y luego su nombre.</text:span></text:p>
      <text:p text:style-name="P34"><text:span text:style-name="T19"/></text:p>
      <text:p text:style-name="P7"><text:span text:style-name="T10">Muestra </text:span><text:span text:style-name="T18">el nombre y el gasto de los departamentos, ordenados de mayor a menor.</text:span></text:p>
      <text:p text:style-name="P19"/>
      <text:p text:style-name="P26"/>
      <text:p text:style-name="P3"><text:span text:style-name="T9">3</text:span><text:span text:style-name="T5">.<text:tab/></text:span><text:span text:style-name="T8">B</text:span><text:span text:style-name="T7">ase de datos </text:span><text:span text:style-name="T9">Gestión de Ventas (3 tablas)</text:span><text:span text:style-name="T6">.</text:span></text:p>
      <text:p text:style-name="P9"><text:span text:style-name="T10">Muestra </text:span><text:span text:style-name="T14">los clientes ordenados en función del valor de su categoría de forma descendente</text:span><text:span text:style-name="T10">.</text:span></text:p>
      <text:p text:style-name="P27"><text:span text:style-name="T27"/></text:p>
      <text:p text:style-name="P18"><text:span text:style-name="T10">Muestra </text:span><text:span text:style-name="T14">los comerciales ordenados en función del valor de la comisión que cobran de forma ascendente</text:span><text:span text:style-name="T10">.</text:span></text:p>
      <text:p text:style-name="P27"><text:span text:style-name="T27"/></text:p>
      <text:p text:style-name="P18"><text:span text:style-name="T10">Muestra </text:span><text:span text:style-name="T14">los pedidos ordenados por fechas de forma ascendente</text:span><text:span text:style-name="T10">.</text:span></text:p>
      <text:p text:style-name="P27"/>
      <text:p text:style-name="P23"/>
      <text:p text:style-name="P4"><text:span text:style-name="T9">4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<text:p text:style-name="P13">Muestra <text:span text:style-name="T29">los nombres de los equipos ordenados descendentemente</text:span>.</text:p>
      <text:p text:style-name="P28"><text:span text:style-name="T26"/></text:p>
      <text:p text:style-name="P8"><text:span text:style-name="T10">Muestra </text:span><text:span text:style-name="T13">los nombres de los jugadores ordenados ascendentemente</text:span><text:span text:style-name="T10">.</text:span></text:p>
      <text:p text:style-name="P28"><text:span text:style-name="T26"/></text:p>
      <text:p text:style-name="P13">Muestra <text:span text:style-name="T29">los nombres de los jugadores descendente y ordenados por equipos de forma ascendente</text:span>.</text:p>
      <text:p text:style-name="P28"><text:span text:style-name="T26"/></text:p>
      <text:p text:style-name="P22"/>
      <text:p text:style-name="P3"><text:span text:style-name="T9">5</text:span><text:span text:style-name="T5">.<text:tab/></text:span><text:span text:style-name="T8">B</text:span><text:span text:style-name="T7">ase de datos </text:span><text:span text:style-name="T9">DepartamentoOficinas (5 tablas)</text:span><text:span text:style-name="T6">.</text:span></text:p>
      <text:p text:style-name="P9"><text:span text:style-name="T10">Muestra </text:span><text:span text:style-name="T16">los empleados ordenados en función del nombre descendentemente y ascendentemente por la edad</text:span><text:span text:style-name="T10">.</text:span></text:p>
      <text:p text:style-name="P36"/>
      <text:p text:style-name="P11"><text:span text:style-name="T10">Muestra </text:span><text:span text:style-name="T16">las oficinas ordenadas ascendentemente por la ciudad en la que se ubican.</text:span></text:p>
      <text:p text:style-name="P36"/>
      <text:p text:style-name="P11"><text:span text:style-name="T10">Muestra </text:span><text:span text:style-name="T16">las categorías de los empleados ordenadas ascendentemente por su salario y descendentemente por el trienio.</text:span></text:p>
      <text:p text:style-name="P36"/>
      <text:p text:style-name="P25"/>
      <text:p text:style-name="P3"><text:span text:style-name="T9">6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<text:p text:style-name="P12">Muestra <text:span text:style-name="T28">nombre de cliuente y teléfono de contacto</text:span>., <text:span text:style-name="T28">ordenados ascendentemente por el límite de crédito y descendentemente por el número de teléfono del Contacto.</text:span></text:p>
      <text:p text:style-name="P29"><text:span text:style-name="T24"/></text:p>
      <text:p text:style-name="P16"><text:span text:style-name="T10">Muestra </text:span><text:span text:style-name="T11">detalles de los productos vendidos ordenados ascendentemente por el número de línea, descendentemente por precio unidad y cantidad.</text:span></text:p>
      <text:p text:style-name="P29"><text:span text:style-name="T24"/></text:p>
      <text:p text:style-name="P16"><text:span text:style-name="T10">Muestra </text:span><text:span text:style-name="T11">nombre, apellidos, email y puesto de trabajo de los empleados ordenados descendentemente en función de su email.</text:span></text:p>
      <text:p text:style-name="P20"><text:soft-page-break/><text:span text:style-name="T24"/></text:p>
      <text:p text:style-name="P16"><text:span text:style-name="T10">Muestra </text:span><text:span text:style-name="T11">la gama y descripción de los productos ordenados descendentemente por su gama.</text:span></text:p>
      <text:p text:style-name="P29"><text:span text:style-name="T24"/></text:p>
      <text:p text:style-name="P16"><text:span text:style-name="T10">Muestra </text:span><text:span text:style-name="T11">datos de las oficinas ordenados descendetemente por su teléfono.</text:span></text:p>
      <text:p text:style-name="P29"><text:span text:style-name="T24"/></text:p>
      <text:p text:style-name="P16"><text:span text:style-name="T10">Muestra </text:span><text:span text:style-name="T11">detalles de los pagos realizados ordenados descendentemente por su fecha de pago y ascendentemente por el total.</text:span></text:p>
      <text:p text:style-name="P29"><text:span text:style-name="T24"/></text:p>
      <text:p text:style-name="P16"><text:span text:style-name="T10">Muestra </text:span><text:span text:style-name="T11">detalles de los pedidos </text:span><text:span text:style-name="T12">entregados, </text:span><text:span text:style-name="T11">ordenados por fecha del pedido ascendentemente, fecha esperada descendentemente y fecha de entrega ascendetemente.</text:span></text:p>
      <text:p text:style-name="P21"><text:span text:style-name="T24"/></text:p>
      <text:p text:style-name="P17"><text:span text:style-name="T10">Muestra </text:span><text:span text:style-name="T11">detalles de los </text:span><text:span text:style-name="T12">productos cuyo precio esté entre 10 y 17€, ordeandos por nombre ascendentemente</text:span><text:span text:style-name="T11">.</text:span></text:p>
      <text:p text:style-name="P21"><text:span text:style-name="T24"/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style:text-outline="false" style:font-name="Tahoma" fo:font-size="12pt" fo:language="gl" fo:country="ES" fo:font-weight="bold" officeooo:rsid="02d6af62" style:font-size-asian="12pt" style:font-weight-asian="bold" style:font-size-complex="12pt" style:font-weight-complex="bold"/>
    </style:style>
    <style:style style:name="MT4" style:family="text">
      <style:text-properties fo:font-variant="small-caps" fo:color="#ffffff" style:text-outline="false" style:font-name="Tahoma" fo:font-size="12pt" fo:language="gl" fo:country="ES" fo:font-weight="bold" officeooo:rsid="02d8544a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consultas </text:span><text:span text:style-name="MT3">con ordenación </text:span><text:span text:style-name="MT4">(order by)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7-31T11:10:40.919000000</meta:creation-date>
    <dc:date>2022-02-03T16:13:35.186000000</dc:date>
    <meta:editing-duration>P2DT3H54S</meta:editing-duration>
    <meta:editing-cycles>617</meta:editing-cycles>
    <meta:generator>LibreOffice/6.3.0.4$Windows_X86_64 LibreOffice_project/057fc023c990d676a43019934386b85b21a9ee99</meta:generator>
    <meta:document-statistic meta:table-count="0" meta:image-count="0" meta:object-count="0" meta:page-count="2" meta:paragraph-count="30" meta:word-count="397" meta:character-count="2609" meta:non-whitespace-character-count="2242"/>
  </office:meta>
</office:document-meta>
</file>